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left="27.25mm" fo:margin-right="0mm" fo:text-indent="-13.23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left="27.25mm" fo:margin-right="0mm" fo:text-indent="-13.23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2"><text:span text:style-name="T1">MINUTES OF THE EXTRAODINARY GENERAL MEETING</text:span> </text:p>
      <text:p text:style-name="P1"/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/>
      <text:p text:style-name="P1">Venue<text:tab/><text:tab/> <text:s text:c="5"/>: <text:span text:style-name="T7"><text:placeholder text:placeholder-type="text">&lt;get_partner_full_address(o.id)&gt;</text:placeholder></text:span></text:p>
      <text:p text:style-name="P1"/>
      <text:p text:style-name="P1">Present<text:tab/><text:tab/> <text:s/>: <text:s/>As per Attendance List </text:p>
      <text:p text:style-name="P5"/>
      <text:p text:style-name="P1"/>
      <text:p text:style-name="P1"/>
      <text:p text:style-name="P1"><text:span text:style-name="T3">CHAIRPERSON</text:span> </text:p>
      <text:p text:style-name="P1"><text:span text:style-name="T1"><text:placeholder text:placeholder-type="text">&lt;get_chairman(o.id)&gt;</text:placeholder></text:span> was elected as Chairperson for the meeting. </text:p>
      <text:p text:style-name="P1"/>
      <text:p text:style-name="P1"/>
      <text:p text:style-name="P1"><text:span text:style-name="T3">NOTICE</text:span> </text:p>
      <text:p text:style-name="P1">It was unanimously resolved that the waiving of issuing Three weeks’ notice for calling this meeting be and is hereby approved. </text:p>
      <text:p text:style-name="P1"/>
      <text:p text:style-name="P1"/>
      <text:p text:style-name="P4">CHANGE OF COMPANY’S NAME </text:p>
      <text:p text:style-name="P1">RESOLVED: </text:p>
      <text:p text:style-name="P6">i) That subject to the approval of the Registrar of Companies, the name of the Company be and is hereby changed from “<text:span text:style-name="T5"><text:placeholder text:placeholder-type="text">&lt;o.name&gt;</text:placeholder></text:span>” to “<text:span text:style-name="T5">ZZZ</text:span>” </text:p>
      <text:p text:style-name="P6"/>
      <text:p text:style-name="P6">ii) That the clause no.1 Memorandum and Articles of Association be and is hereby deleted and substituted by another clause name: The name of the company is <text:s text:c="2"/>“<text:span text:style-name="T5">ZZZ</text:span>” </text:p>
      <text:p text:style-name="P6"/>
      <text:p text:style-name="P6">iii) The name be substituted for “<text:span text:style-name="T5"><text:placeholder text:placeholder-type="text">&lt;o.name&gt;</text:placeholder></text:span>” is “<text:span text:style-name="T1">ZZZ</text:span>” wherever the latter name appears in the Company’s Memorandum and Articles of Association. </text:p>
      <text:p text:style-name="P1"/>
      <text:p text:style-name="P1"/>
      <text:p text:style-name="P4">CLOSURE OF MEETING </text:p>
      <text:p text:style-name="P1">There were no other issues to discuss and the meeting was terminated at 3.00p.m. with a vote of thanks to the Chair. </text:p>
      <text:p text:style-name="P1"/>
      <text:p text:style-name="P1">The minutes of the meeting were read out and the Chairperson signed the same as correct records. </text:p>
      <text:p text:style-name="P1"/>
      <text:p text:style-name="P1"/>
      <text:p text:style-name="P1"/>
      <text:p text:style-name="P1"/>
      <text:p text:style-name="P1"/>
      <text:p text:style-name="P1">_______________________________ </text:p>
      <text:p text:style-name="P1"><text:span text:style-name="T6"><text:placeholder text:placeholder-type="text">&lt;get_chairman(o.id)&gt;</text:placeholder></text:span> </text:p>
      <text:p text:style-name="P1">Chairperson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35:04</meta:creation-date>
    <dc:date>2016-01-06T23:14:34</dc:date>
    <dc:creator>phung11764 </dc:creator>
    <meta:editing-duration>PT4M58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90" meta:character-count="1262" meta:non-whitespace-character-count="1057"/>
  </office:meta>
</office:document-meta>
</file>